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c83f3"/>
    </style:style>
    <style:style style:name="P3" style:family="paragraph" style:parent-style-name="Standard" style:list-style-name="L2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c83f3" officeooo:paragraph-rsid="000c83f3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c83f3" officeooo:paragraph-rsid="000c83f3"/>
    </style:style>
    <style:style style:name="P7" style:family="paragraph" style:parent-style-name="Standard" style:list-style-name="L4"/>
    <style:style style:name="P8" style:family="paragraph" style:parent-style-name="Standard" style:list-style-name="L4">
      <style:text-properties officeooo:paragraph-rsid="000f3b90"/>
    </style:style>
    <style:style style:name="P9" style:family="paragraph" style:parent-style-name="Standard" style:list-style-name="L5">
      <style:text-properties officeooo:paragraph-rsid="000f3b90"/>
    </style:style>
    <style:style style:name="P10" style:family="paragraph" style:parent-style-name="Standard" style:list-style-name="L6"/>
    <style:style style:name="P11" style:family="paragraph" style:parent-style-name="Standard" style:list-style-name="L6">
      <style:text-properties officeooo:paragraph-rsid="000ffd19"/>
    </style:style>
    <style:style style:name="P12" style:family="paragraph" style:parent-style-name="Standard" style:list-style-name="L5">
      <style:text-properties officeooo:rsid="000f3b90" officeooo:paragraph-rsid="000f3b90"/>
    </style:style>
    <style:style style:name="P13" style:family="paragraph" style:parent-style-name="Standard" style:list-style-name="L4">
      <style:text-properties officeooo:rsid="000f3b90" officeooo:paragraph-rsid="000f3b90"/>
    </style:style>
    <style:style style:name="P14" style:family="paragraph" style:parent-style-name="Standard" style:list-style-name="L6">
      <style:text-properties officeooo:rsid="000f3b90" officeooo:paragraph-rsid="000f3b90"/>
    </style:style>
    <style:style style:name="P15" style:family="paragraph" style:parent-style-name="Standard" style:list-style-name="L6">
      <style:text-properties officeooo:rsid="000ffd19" officeooo:paragraph-rsid="000ffd19"/>
    </style:style>
    <style:style style:name="P16" style:family="paragraph" style:parent-style-name="Standard">
      <style:text-properties officeooo:rsid="000ffd19" officeooo:paragraph-rsid="000ffd19"/>
    </style:style>
    <style:style style:name="P17" style:family="paragraph" style:parent-style-name="Standard" style:list-style-name="L6">
      <style:text-properties officeooo:rsid="0010ffdc" officeooo:paragraph-rsid="0010ffdc"/>
    </style:style>
    <style:style style:name="P18" style:family="paragraph" style:parent-style-name="Standard">
      <style:text-properties officeooo:rsid="0010ffdc" officeooo:paragraph-rsid="0010ffdc"/>
    </style:style>
    <style:style style:name="T1" style:family="text">
      <style:text-properties officeooo:rsid="000f3b90"/>
    </style:style>
    <style:style style:name="T2" style:family="text">
      <style:text-properties officeooo:rsid="000ffd19"/>
    </style:style>
    <style:style style:name="T3" style:family="text">
      <style:text-properties officeooo:rsid="0010ffdc"/>
    </style:style>
    <style:style style:name="T4" style:family="text">
      <style:text-properties officeooo:rsid="00119ea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forme sobre el Sistema de Chat con Historial Protegido por Contraseña</text:p>
      <text:p text:style-name="Standard"/>
      <text:p text:style-name="P4">Descripción General</text:p>
      <text:p text:style-name="Standard"/>
      <text:p text:style-name="Standard">Este informe describe un sistema de chat basado en TCP que permite la comunicación entre múltiples clientes y un servidor. El sistema guarda el historial de mensajes y protege el acceso a este historial mediante contraseñas. La implementación incluye funcionalidades para manejar mensajes públicos y privados, así como la gestión de conexiones de clientes.</text:p>
      <text:p text:style-name="Standard"/>
      <text:p text:style-name="Standard">Funcionamiento del Sistema</text:p>
      <text:p text:style-name="Standard"/>
      <text:p text:style-name="Standard">1. <text:s/>Servidor de Chat (Server)</text:p>
      <text:p text:style-name="Standard"/>
      <text:list xml:id="list2494278044" text:style-name="L1">
        <text:list-item>
          <text:p text:style-name="P2">Aceptación de Conexiones: El servidor escucha en una dirección IP y puerto específicos. Cuando un cliente se conecta, el servidor solicita un nombre de usuario y una contraseña.</text:p>
          <text:p text:style-name="P2"/>
        </text:list-item>
        <text:list-item>
          <text:p text:style-name="P1">Almacenamiento Seguro de Contraseñas: Las contraseñas de los usuarios se almacenan utilizando hashing SHA-256 para garantizar la seguridad.</text:p>
          <text:p text:style-name="P1"/>
        </text:list-item>
        <text:list-item>
          <text:p text:style-name="P1">Gestión de Mensajes: El servidor maneja mensajes públicos, mensajes privados dirigidos a usuarios específicos y solicitudes de historial de mensajes.</text:p>
          <text:p text:style-name="P1"/>
        </text:list-item>
        <text:list-item>
          <text:p text:style-name="P1">Protección del Historial: Para acceder al historial de mensajes, el usuario debe proporcionar su contraseña. El servidor verifica esta contraseña antes de enviar el historial.</text:p>
        </text:list-item>
      </text:list>
      <text:p text:style-name="Standard"/>
      <text:p text:style-name="Standard">2. Cliente de Chat (Client)</text:p>
      <text:p text:style-name="Standard"/>
      <text:list xml:id="list3136753000" text:style-name="L2">
        <text:list-item>
          <text:p text:style-name="P3">Conexión y Autenticación: El cliente se conecta al servidor, proporcionando un nombre de usuario y una contraseña.</text:p>
          <text:p text:style-name="P3"/>
        </text:list-item>
        <text:list-item>
          <text:p text:style-name="P3">Interacción con el Servidor: El cliente puede enviar mensajes públicos, enviar mensajes privados a usuarios específicos y solicitar el historial de mensajes. Al solicitar el historial, el cliente debe proporcionar su contraseña para autenticación adicional.</text:p>
          <text:p text:style-name="P3"/>
        </text:list-item>
        <text:list-item>
          <text:p text:style-name="P3">Recepción de Mensajes: El cliente está diseñado para recibir y mostrar mensajes en tiempo real desde el servidor.</text:p>
        </text:list-item>
      </text:list>
      <text:p text:style-name="P5"/>
      <text:p text:style-name="P5">3. Descripción TécnicaSHA-256</text:p>
      <text:p text:style-name="P5"/>
      <text:p text:style-name="P6">SHA-256 es un algoritmo de hash de una sola vía, lo que significa que es computacionalmente impracticable invertir el proceso y recuperar la entrada original a partir del hash generado. Este algoritmo se utiliza ampliamente en aplicaciones de seguridad, incluida la protección de contraseñas, la integridad de los datos y las firmas digitales.</text:p>
      <text:p text:style-name="P6"/>
      <text:p text:style-name="P6">Importación del módulo hashlib:</text:p>
      <text:p text:style-name="P6"/>
      <text:p text:style-name="P6">hashlib es una biblioteca estándar de Python que proporciona una interfaz para muchos algoritmos de hashing, como SHA-1, SHA-224, SHA-256, SHA-384, SHA-512, y MD5.</text:p>
      <text:p text:style-name="P6"/>
      <text:p text:style-name="P5"/>
      <text:p text:style-name="Standard"/>
      <text:p text:style-name="P4"><text:soft-page-break/>Instrucciones de Ejecución</text:p>
      <text:p text:style-name="Standard"/>
      <text:p text:style-name="Standard">1. Configuración del Servidor</text:p>
      <text:p text:style-name="Standard"/>
      <text:list xml:id="list2144756632" text:style-name="L4">
        <text:list-item>
          <text:p text:style-name="P7">Asegúrese de que Python esté instalado en su sistema.</text:p>
        </text:list-item>
        <text:list-item>
          <text:p text:style-name="P8">Guarde el <text:s/>archivo llamado `server_<text:span text:style-name="T1">TCP</text:span>.py`: <text:span text:style-name="T1">en una ruta donde podra ejecutarlo Por ej Escritorio</text:span></text:p>
        </text:list-item>
        <text:list-item>
          <text:p text:style-name="P8">Ejecute el servidor <text:span text:style-name="T1">desde la ubucacion del archivo </text:span>con el comando:</text:p>
          <text:list>
            <text:list-header>
              <text:p text:style-name="P13">python server_TCP.py</text:p>
            </text:list-header>
          </text:list>
        </text:list-item>
        <text:list-item>
          <text:p text:style-name="P13">Para poder deterner el servidor puede ejecutar Ctr+C una vez que se hayan desconectado todos los usuarios de la misma red lan</text:p>
        </text:list-item>
      </text:list>
      <text:p text:style-name="Standard"><text:tab/><text:tab/></text:p>
      <text:p text:style-name="Standard"/>
      <text:p text:style-name="Standard">2. Configuración del Cliente</text:p>
      <text:p text:style-name="Standard"/>
      <text:list xml:id="list1737926991" text:style-name="L5">
        <text:list-item>
          <text:p text:style-name="P9">Guarde el <text:span text:style-name="T1">archivo </text:span>llamado `client_<text:span text:style-name="T1">TCP</text:span>.py`: <text:span text:style-name="T1">en una ubicación donde pueda ejecutarse</text:span></text:p>
        </text:list-item>
        <text:list-item>
          <text:p text:style-name="P12">Comparta el archivo a otros ususarios que quieran entrar al servidor una vez compartida siga el paso anterior</text:p>
        </text:list-item>
      </text:list>
      <text:list xml:id="list3014668565" text:style-name="L6">
        <text:list-item>
          <text:p text:style-name="P10">Ejecute el cliente con el comando:</text:p>
          <text:list>
            <text:list-item>
              <text:p text:style-name="P14">python server_TCP.py</text:p>
            </text:list-item>
          </text:list>
        </text:list-item>
        <text:list-item>
          <text:p text:style-name="P14">Al ingresar le solicitara una direcion ip por defecto sera el del ususario que contega el archivo server_TCP</text:p>
        </text:list-item>
        <text:list-item>
          <text:p text:style-name="P14">para poder mencontrar la direcion ip ejecute uno los sigientes comando en la terminal bash</text:p>
          <text:list>
            <text:list-item>
              <text:p text:style-name="P14">ifconfig</text:p>
            </text:list-item>
            <text:list-item>
              <text:p text:style-name="P11"><text:span text:style-name="T1">ip -a</text:span></text:p>
            </text:list-item>
          </text:list>
          <text:p text:style-name="P11"><text:span text:style-name="T2">verifique en la cecion donde dice por ej wlp2s0 dentro mire </text:span>inet <text:span text:style-name="T2">donde tendra su direcion ip</text:span></text:p>
        </text:list-item>
        <text:list-item>
          <text:p text:style-name="P15">Una vez ingresado le pedira un Ususario y una contraseña si ya previamente te registrasete le solisitara la contraseña de verificacion</text:p>
        </text:list-item>
      </text:list>
      <text:p text:style-name="P16"/>
      <text:p text:style-name="P16"><text:span text:style-name="T4">3</text:span>. <text:span text:style-name="T3">Comandos del serviror</text:span></text:p>
      <text:list xml:id="list174452183345381" text:continue-numbering="true" text:style-name="L6">
        <text:list-item>
          <text:p text:style-name="P17">Para poder salir del servidor debe ingresar por consola </text:p>
          <text:list>
            <text:list-item>
              <text:p text:style-name="P17">‘exit’ </text:p>
            </text:list-item>
          </text:list>
        </text:list-item>
        <text:list-item>
          <text:p text:style-name="P17">Para enviar mensajes privados se sugiere utulizar el carácter @ segido del ususario que este disponibre en el servidor </text:p>
          <text:list>
            <text:list-item>
              <text:p text:style-name="P17">@User ‘mesage’</text:p>
            </text:list-item>
          </text:list>
        </text:list-item>
        <text:list-item>
          <text:p text:style-name="P17">Para poder ver el historial del usuario incluyendo los mensajes privados debe ejecutar por consola </text:p>
          <text:list>
            <text:list-item>
              <text:p text:style-name="P17">history</text:p>
            </text:list-item>
          </text:list>
          <text:p text:style-name="P17">se visualizara los mensajes publicos del servidor que incluye a los usuarios activos y no activos incluyendo los mensajes privados del ususario que ejecute el comando</text:p>
        </text:list-item>
      </text:list>
      <text:p text:style-name="P18"/>
      <text:p text:style-name="Standard">Conclusión</text:p>
      <text:p text:style-name="Standard"/>
      <text:p text:style-name="Standard">El sistema de chat implementado permite la comunicación segura entre múltiples clientes y protege el acceso al historial de mensajes media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4:22:47.713490454</meta:creation-date>
    <dc:date>2024-06-04T17:44:48.795233286</dc:date>
    <meta:editing-duration>PT1H58M46S</meta:editing-duration>
    <meta:editing-cycles>1</meta:editing-cycles>
    <meta:document-statistic meta:table-count="0" meta:image-count="0" meta:object-count="0" meta:page-count="2" meta:paragraph-count="51" meta:word-count="638" meta:character-count="4022" meta:non-whitespace-character-count="3455"/>
    <meta:generator>LibreOffice/7.3.7.2$Linux_X86_64 LibreOffice_project/30$Build-2</meta:generator>
  </office:meta>
</office:document-meta>
</file>